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>
      <style:text-properties style:text-position="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11">
      <style:text-properties style:text-position=""/>
    </style:style>
    <style:style style:name="ce4" style:family="table-cell" style:parent-style-name="Default" style:data-style-name="N99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nalysis using threshold = 0.70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2,3,4,self);(1,4),(2,3)ws-5</text:p>
          </table:table-cell>
          <table:table-cell table:number-columns-repeated="3"/>
          <table:table-cell table:style-name="ce3" office:value-type="percentage" office:value="0.666" calcext:value-type="percentage">
            <text:p>66.60%</text:p>
          </table:table-cell>
          <table:table-cell office:value-type="string" calcext:value-type="string">
            <text:p>X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2,3,4,self);(1,4),(2,3)ws-30</text:p>
          </table:table-cell>
          <table:table-cell table:number-columns-repeated="3"/>
          <table:table-cell table:style-name="ce3" office:value-type="percentage" office:value="0.666" calcext:value-type="percentage">
            <text:p>66.6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2,3,4,self);(1,4),(2,3)ws-60</text:p>
          </table:table-cell>
          <table:table-cell table:number-columns-repeated="3"/>
          <table:table-cell table:style-name="ce3" office:value-type="percentage" office:value="0.333" calcext:value-type="percentage">
            <text:p>33.3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2,3,4,self);(1,4),(2,3)ws-80</text:p>
          </table:table-cell>
          <table:table-cell table:number-columns-repeated="3"/>
          <table:table-cell table:number-columns-repeated="2" table:style-name="ce3" office:value-type="percentage" office:value="0.333" calcext:value-type="percentage">
            <text:p>33.30%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4),(2,3);(1,4),(2,3,self)ws-5</text:p>
          </table:table-cell>
          <table:table-cell table:number-columns-repeated="3"/>
          <table:table-cell table:style-name="ce3" office:value-type="percentage" office:value="0.666" calcext:value-type="percentage">
            <text:p>66.60%</text:p>
          </table:table-cell>
          <table:table-cell office:value-type="string" calcext:value-type="string">
            <text:p>X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4),(2,3);(1,4),(2,3,self)ws-20</text:p>
          </table:table-cell>
          <table:table-cell table:number-columns-repeated="3"/>
          <table:table-cell table:style-name="ce3" office:value-type="percentage" office:value="0.666" calcext:value-type="percentage">
            <text:p>66.6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4),(2,3);(1,4),(2,3,self)ws-50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2,3,self)ws-10</text:p>
          </table:table-cell>
          <table:table-cell table:number-columns-repeated="3"/>
          <table:table-cell table:style-name="ce3" office:value-type="percentage" office:value="0.833" calcext:value-type="percentage">
            <text:p>83.30%</text:p>
          </table:table-cell>
          <table:table-cell office:value-type="string" calcext:value-type="string">
            <text:p>X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2,3,self)ws-25</text:p>
          </table:table-cell>
          <table:table-cell table:number-columns-repeated="3"/>
          <table:table-cell table:style-name="ce3" office:value-type="percentage" office:value="0.833" calcext:value-type="percentage">
            <text:p>83.30%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+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2,3,self)ws-40</text:p>
          </table:table-cell>
          <table:table-cell table:number-columns-repeated="3"/>
          <table:table-cell table:style-name="ce3" office:value-type="percentage" office:value="0.833" calcext:value-type="percentage">
            <text:p>83.30%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+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2,3,self)ws-57</text:p>
          </table:table-cell>
          <table:table-cell table:number-columns-repeated="3"/>
          <table:table-cell table:style-name="ce3" office:value-type="percentage" office:value="0.833" calcext:value-type="percentage">
            <text:p>83.30%</text:p>
          </table:table-cell>
          <table:table-cell office:value-type="string" calcext:value-type="string">
            <text:p>X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+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1(1,4,self)ws-5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1(1,4,self)ws-20</text:p>
          </table:table-cell>
          <table:table-cell table:number-columns-repeated="3"/>
          <table:table-cell table:number-columns-repeated="2" table:style-name="ce3" office:value-type="percentage" office:value="0.166" calcext:value-type="percentage">
            <text:p>16.60%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1(1,4,self)ws-35</text:p>
          </table:table-cell>
          <table:table-cell table:number-columns-repeated="3"/>
          <table:table-cell table:number-columns-repeated="2" table:style-name="ce3" office:value-type="percentage" office:value="0.166" calcext:value-type="percentage">
            <text:p>16.60%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1(1,4,self)ws-40</text:p>
          </table:table-cell>
          <table:table-cell table:number-columns-repeated="3"/>
          <table:table-cell table:number-columns-repeated="2" table:style-name="ce3" office:value-type="percentage" office:value="0.166" calcext:value-type="percentage">
            <text:p>16.60%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2 (1,2,4,self)ws-5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office:value-type="string" calcext:value-type="string">
            <text:p>X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2 (1,2,4,self)ws-20</text:p>
          </table:table-cell>
          <table:table-cell table:number-columns-repeated="3"/>
          <table:table-cell table:style-name="ce3" office:value-type="percentage" office:value="0.333" calcext:value-type="percentage">
            <text:p>33.3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+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2 (1,2,4,self)ws-50</text:p>
          </table:table-cell>
          <table:table-cell table:number-columns-repeated="3"/>
          <table:table-cell table:style-name="ce3" office:value-type="percentage" office:value="0.333" calcext:value-type="percentage">
            <text:p>33.30%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0.666" calcext:value-type="percentage">
            <text:p>66.6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2 (1,2,4,self)ws-75</text:p>
          </table:table-cell>
          <table:table-cell table:number-columns-repeated="3"/>
          <table:table-cell table:number-columns-repeated="2" table:style-name="ce3" office:value-type="percentage" office:value="0.5" calcext:value-type="percentage">
            <text:p>50.00%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+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1(1,2,self)ws-15</text:p>
          </table:table-cell>
          <table:table-cell table:number-columns-repeated="3"/>
          <table:table-cell table:number-columns-repeated="3"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1(1,2,self)ws-60</text:p>
          </table:table-cell>
          <table:table-cell table:number-columns-repeated="3"/>
          <table:table-cell table:number-columns-repeated="3"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1(1,2,self)ws-100</text:p>
          </table:table-cell>
          <table:table-cell table:number-columns-repeated="3"/>
          <table:table-cell table:number-columns-repeated="3"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1(1,2,self)ws-134</text:p>
          </table:table-cell>
          <table:table-cell table:number-columns-repeated="3"/>
          <table:table-cell table:number-columns-repeated="3"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2(1,2,self)ws-1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2(1,2,self)ws-4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2(1,2,self)ws-8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2(1,2,self)ws-11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veraged</text:p>
          </table:table-cell>
          <table:table-cell table:number-columns-repeated="3"/>
          <table:table-cell table:style-name="ce3" office:value-type="percentage" office:value="0.6011" calcext:value-type="percentage">
            <text:p>60.11%</text:p>
          </table:table-cell>
          <table:table-cell table:style-name="ce3" office:value-type="percentage" office:value="0.576" calcext:value-type="percentage">
            <text:p>57.60%</text:p>
          </table:table-cell>
          <table:table-cell table:style-name="ce3" office:value-type="percentage" office:value="0.524" calcext:value-type="percentage">
            <text:p>52.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7:23:32.612488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si Goel</meta:initial-creator>
    <meta:creation-date>2016-05-07T12:49:29.109192509</meta:creation-date>
    <meta:generator>LibreOffice/5.1.2.2$Linux_X86_64 LibreOffice_project/10m0$Build-2</meta:generator>
    <dc:date>2016-05-07T17:23:28.907035634</dc:date>
    <meta:editing-duration>PT42M9S</meta:editing-duration>
    <meta:editing-cycles>28</meta:editing-cycles>
    <meta:document-statistic meta:table-count="1" meta:cell-count="359" meta:object-count="0"/>
  </office:meta>
</office:document-meta>
</file>